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fc05" officeooo:paragraph-rsid="001dfc05"/>
    </style:style>
    <style:style style:name="P2" style:family="paragraph" style:parent-style-name="Text_20_body">
      <style:text-properties fo:font-style="normal" style:text-underline-style="solid" style:text-underline-width="auto" style:text-underline-color="font-color" fo:font-weight="bold" officeooo:rsid="001dfc05" officeooo:paragraph-rsid="001dfc05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style:text-underline-style="none" fo:font-weight="normal" officeooo:rsid="001dfc05" officeooo:paragraph-rsid="001dfc05" style:font-style-asian="normal" style:font-weight-asian="normal" style:font-style-complex="normal" style:font-weight-complex="normal"/>
    </style:style>
    <style:style style:name="P4" style:family="paragraph" style:parent-style-name="Title">
      <style:text-properties officeooo:rsid="001dfc05" officeooo:paragraph-rsid="001dfc05"/>
    </style:style>
    <style:style style:name="T1" style:family="text">
      <style:text-properties officeooo:rsid="00146990"/>
    </style:style>
    <style:style style:name="T2" style:family="text">
      <style:text-properties officeooo:rsid="001e4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arbeit Bauteileautomat</text:p>
      <text:p text:style-name="P1"/>
      <text:p text:style-name="P1"/>
      <text:p text:style-name="P1">Mitwirkende: Jan Krüger, Gregor Süß, Matthias Weißhaar</text:p>
      <text:p text:style-name="P1"/>
      <text:p text:style-name="P2">Zielsetzung:</text:p>
      <text:p text:style-name="P3">Ziel des Projektes ist es, einen Automaten zu entwickeln und zu bauen, welcher als Verkaufsstelle für elektronische Bauteile dienen soll. Das Konzept ist angelehnt an das eines Getränke- oder Snackautomaten. <text:span text:style-name="T1">Die Bauteile werden </text:span>jedoch<text:span text:style-name="T1"> über ein Onlinesystem bestellt und können dann am Automaten abgeholt werden. </text:span></text:p>
      <text:p text:style-name="P3"/>
      <text:p text:style-name="P2">(Mindest-)<text:span text:style-name="T1">U</text:span>mfang der Projektarbeit:</text:p>
      <text:p text:style-name="P3">Im Rahmen der Projektarbeit soll ein Automat entwickelt und gebaut werden, welcher es ermöglicht, zuverlässig elektronische Bauteile in einem Lager zu verwahren und bei Bedarf wieder herauszugeben. Dabei soll über eine <text:span text:style-name="T2">elektronische </text:span>Schnittstelle ausgewählt werden können, welches Bauteil entnommen werden so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14:11:49.722000000</meta:creation-date>
    <dc:date>2013-08-30T09:40:41.122000000</dc:date>
    <meta:editing-duration>PT15H38M53S</meta:editing-duration>
    <meta:editing-cycles>3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6" meta:word-count="99" meta:character-count="753" meta:non-whitespace-character-count="659"/>
  </office:meta>
</office:document-meta>
</file>